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11.79pt"/>
    </style:style>
    <style:style style:name="co3" style:family="table-column">
      <style:table-column-properties fo:break-before="auto" style:column-width="15.65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78.9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2.06pt"/>
    </style:style>
    <style:style style:name="co11" style:family="table-column">
      <style:table-column-properties fo:break-before="auto" style:column-width="58.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itmemorytask-2016-11-15T19:19:42.75265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016-11-15 19:19:42,75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Input size</text:p>
          </table:table-cell>
          <table:table-cell office:value-type="string" calcext:value-type="string">
            <text:p>Input area</text:p>
          </table:table-cell>
          <table:table-cell office:value-type="string" calcext:value-type="string">
            <text:p>Automaton size</text:p>
          </table:table-cell>
          <table:table-cell office:value-type="string" calcext:value-type="string">
            <text:p>Training sets</text:p>
          </table:table-cell>
          <table:table-cell office:value-type="string" calcext:value-type="string">
            <text:p>Testing sets</text:p>
          </table:table-cell>
          <table:table-cell office:value-type="string" calcext:value-type="string">
            <text:p>Distractor period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Soft successful</text:p>
          </table:table-cell>
        </table:table-row>
        <table:table-row table:style-name="ro1">
          <table:table-cell office:value-type="string" calcext:value-type="string">
            <text:p>2016-11-15 19:20:17,5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20:48,2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21:17,5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1.734597" calcext:value-type="float">
            <text:p>31.734597</text:p>
          </table:table-cell>
        </table:table-row>
        <table:table-row table:style-name="ro1">
          <table:table-cell office:value-type="string" calcext:value-type="string">
            <text:p>2016-11-15 19:21:50,1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1.886256" calcext:value-type="float">
            <text:p>31.886256</text:p>
          </table:table-cell>
        </table:table-row>
        <table:table-row table:style-name="ro1">
          <table:table-cell office:value-type="string" calcext:value-type="string">
            <text:p>2016-11-15 19:22:20,8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86256" calcext:value-type="float">
            <text:p>31.886256</text:p>
          </table:table-cell>
        </table:table-row>
        <table:table-row table:style-name="ro1">
          <table:table-cell office:value-type="string" calcext:value-type="string">
            <text:p>2016-11-15 19:22:48,9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31.943128" calcext:value-type="float">
            <text:p>31.943128</text:p>
          </table:table-cell>
        </table:table-row>
        <table:table-row table:style-name="ro1">
          <table:table-cell office:value-type="string" calcext:value-type="string">
            <text:p>2016-11-15 19:23:16,9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23:48,1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1.829384" calcext:value-type="float">
            <text:p>31.829384</text:p>
          </table:table-cell>
        </table:table-row>
        <table:table-row table:style-name="ro1">
          <table:table-cell office:value-type="string" calcext:value-type="string">
            <text:p>2016-11-15 19:24:18,0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24:49,2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31.734597" calcext:value-type="float">
            <text:p>31.734597</text:p>
          </table:table-cell>
        </table:table-row>
        <table:table-row table:style-name="ro1">
          <table:table-cell office:value-type="string" calcext:value-type="string">
            <text:p>2016-11-15 19:25:18,3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1.924171" calcext:value-type="float">
            <text:p>31.924171</text:p>
          </table:table-cell>
        </table:table-row>
        <table:table-row table:style-name="ro1">
          <table:table-cell office:value-type="string" calcext:value-type="string">
            <text:p>2016-11-15 19:25:45,5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86256" calcext:value-type="float">
            <text:p>31.886256</text:p>
          </table:table-cell>
        </table:table-row>
        <table:table-row table:style-name="ro1">
          <table:table-cell office:value-type="string" calcext:value-type="string">
            <text:p>2016-11-15 19:26:17,1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11-15 19:26:49,3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67299" calcext:value-type="float">
            <text:p>31.867299</text:p>
          </table:table-cell>
        </table:table-row>
        <table:table-row table:style-name="ro1">
          <table:table-cell office:value-type="string" calcext:value-type="string">
            <text:p>2016-11-15 19:27:23,8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11-15 19:27:56,8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28:25,6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1.781991" calcext:value-type="float">
            <text:p>31.781991</text:p>
          </table:table-cell>
        </table:table-row>
        <table:table-row table:style-name="ro1">
          <table:table-cell office:value-type="string" calcext:value-type="string">
            <text:p>2016-11-15 19:28:55,9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29:25,2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29:52,8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30:25,8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30:53,5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772512" calcext:value-type="float">
            <text:p>31.772512</text:p>
          </table:table-cell>
        </table:table-row>
        <table:table-row table:style-name="ro1">
          <table:table-cell office:value-type="string" calcext:value-type="string">
            <text:p>2016-11-15 19:31:26,0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31.924171" calcext:value-type="float">
            <text:p>31.924171</text:p>
          </table:table-cell>
        </table:table-row>
        <table:table-row table:style-name="ro1">
          <table:table-cell office:value-type="string" calcext:value-type="string">
            <text:p>2016-11-15 19:31:57,4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31.962085" calcext:value-type="float">
            <text:p>31.962085</text:p>
          </table:table-cell>
        </table:table-row>
        <table:table-row table:style-name="ro1">
          <table:table-cell office:value-type="string" calcext:value-type="string">
            <text:p>2016-11-15 19:32:26,57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772512" calcext:value-type="float">
            <text:p>31.772512</text:p>
          </table:table-cell>
        </table:table-row>
        <table:table-row table:style-name="ro1">
          <table:table-cell office:value-type="string" calcext:value-type="string">
            <text:p>2016-11-15 19:32:57,7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1.895735" calcext:value-type="float">
            <text:p>31.895735</text:p>
          </table:table-cell>
        </table:table-row>
        <table:table-row table:style-name="ro1">
          <table:table-cell office:value-type="string" calcext:value-type="string">
            <text:p>2016-11-15 19:33:25,1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33:56,1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772512" calcext:value-type="float">
            <text:p>31.772512</text:p>
          </table:table-cell>
        </table:table-row>
        <table:table-row table:style-name="ro1">
          <table:table-cell office:value-type="string" calcext:value-type="string">
            <text:p>2016-11-15 19:34:26,4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772512" calcext:value-type="float">
            <text:p>31.772512</text:p>
          </table:table-cell>
        </table:table-row>
        <table:table-row table:style-name="ro1">
          <table:table-cell office:value-type="string" calcext:value-type="string">
            <text:p>2016-11-15 19:34:56,1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1.886256" calcext:value-type="float">
            <text:p>31.886256</text:p>
          </table:table-cell>
        </table:table-row>
        <table:table-row table:style-name="ro1">
          <table:table-cell office:value-type="string" calcext:value-type="string">
            <text:p>2016-11-15 19:35:28,8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35:57,8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86256" calcext:value-type="float">
            <text:p>31.886256</text:p>
          </table:table-cell>
        </table:table-row>
        <table:table-row table:style-name="ro1">
          <table:table-cell office:value-type="string" calcext:value-type="string">
            <text:p>2016-11-15 19:36:32,2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1.924171" calcext:value-type="float">
            <text:p>31.924171</text:p>
          </table:table-cell>
        </table:table-row>
        <table:table-row table:style-name="ro1">
          <table:table-cell office:value-type="string" calcext:value-type="string">
            <text:p>2016-11-15 19:37:06,3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37:37,8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1.943128" calcext:value-type="float">
            <text:p>31.943128</text:p>
          </table:table-cell>
        </table:table-row>
        <table:table-row table:style-name="ro1">
          <table:table-cell office:value-type="string" calcext:value-type="string">
            <text:p>2016-11-15 19:38:09,1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38:39,5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772512" calcext:value-type="float">
            <text:p>31.772512</text:p>
          </table:table-cell>
        </table:table-row>
        <table:table-row table:style-name="ro1">
          <table:table-cell office:value-type="string" calcext:value-type="string">
            <text:p>2016-11-15 19:39:11,75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39:41,0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40:09,5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40:39,27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41:13,3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1.734597" calcext:value-type="float">
            <text:p>31.734597</text:p>
          </table:table-cell>
        </table:table-row>
        <table:table-row table:style-name="ro1">
          <table:table-cell office:value-type="string" calcext:value-type="string">
            <text:p>2016-11-15 19:41:43,4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1.829384" calcext:value-type="float">
            <text:p>31.829384</text:p>
          </table:table-cell>
        </table:table-row>
        <table:table-row table:style-name="ro1">
          <table:table-cell office:value-type="string" calcext:value-type="string">
            <text:p>2016-11-15 19:42:11,9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1.924171" calcext:value-type="float">
            <text:p>31.924171</text:p>
          </table:table-cell>
        </table:table-row>
        <table:table-row table:style-name="ro1">
          <table:table-cell office:value-type="string" calcext:value-type="string">
            <text:p>2016-11-15 19:42:40,9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43:09,6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1.905213" calcext:value-type="float">
            <text:p>31.905213</text:p>
          </table:table-cell>
        </table:table-row>
        <table:table-row table:style-name="ro1">
          <table:table-cell office:value-type="string" calcext:value-type="string">
            <text:p>2016-11-15 19:43:38,3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31.895735" calcext:value-type="float">
            <text:p>31.895735</text:p>
          </table:table-cell>
        </table:table-row>
        <table:table-row table:style-name="ro1">
          <table:table-cell office:value-type="string" calcext:value-type="string">
            <text:p>2016-11-15 19:44:06,9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86256" calcext:value-type="float">
            <text:p>31.886256</text:p>
          </table:table-cell>
        </table:table-row>
        <table:table-row table:style-name="ro1">
          <table:table-cell office:value-type="string" calcext:value-type="string">
            <text:p>2016-11-15 19:44:33,4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45:07,2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45:37,9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46:09,0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46:39,5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1.578199" calcext:value-type="float">
            <text:p>31.578199</text:p>
          </table:table-cell>
        </table:table-row>
        <table:table-row table:style-name="ro1">
          <table:table-cell office:value-type="string" calcext:value-type="string">
            <text:p>2016-11-15 19:47:10,97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47:50,6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772512" calcext:value-type="float">
            <text:p>31.772512</text:p>
          </table:table-cell>
        </table:table-row>
        <table:table-row table:style-name="ro1">
          <table:table-cell office:value-type="string" calcext:value-type="string">
            <text:p>2016-11-15 19:48:22,2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772512" calcext:value-type="float">
            <text:p>31.772512</text:p>
          </table:table-cell>
        </table:table-row>
        <table:table-row table:style-name="ro1">
          <table:table-cell office:value-type="string" calcext:value-type="string">
            <text:p>2016-11-15 19:48:53,3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49:39,0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50:10,2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50:42,7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86256" calcext:value-type="float">
            <text:p>31.886256</text:p>
          </table:table-cell>
        </table:table-row>
        <table:table-row table:style-name="ro1">
          <table:table-cell office:value-type="string" calcext:value-type="string">
            <text:p>2016-11-15 19:51:19,3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51:48,34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1.829384" calcext:value-type="float">
            <text:p>31.829384</text:p>
          </table:table-cell>
        </table:table-row>
        <table:table-row table:style-name="ro1">
          <table:table-cell office:value-type="string" calcext:value-type="string">
            <text:p>2016-11-15 19:52:17,5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52:47,7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1.924171" calcext:value-type="float">
            <text:p>31.924171</text:p>
          </table:table-cell>
        </table:table-row>
        <table:table-row table:style-name="ro1">
          <table:table-cell office:value-type="string" calcext:value-type="string">
            <text:p>2016-11-15 19:53:17,8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53:46,7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772512" calcext:value-type="float">
            <text:p>31.772512</text:p>
          </table:table-cell>
        </table:table-row>
        <table:table-row table:style-name="ro1">
          <table:table-cell office:value-type="string" calcext:value-type="string">
            <text:p>2016-11-15 19:54:17,4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31.696682" calcext:value-type="float">
            <text:p>31.696682</text:p>
          </table:table-cell>
        </table:table-row>
        <table:table-row table:style-name="ro1">
          <table:table-cell office:value-type="string" calcext:value-type="string">
            <text:p>2016-11-15 19:54:50,8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86256" calcext:value-type="float">
            <text:p>31.886256</text:p>
          </table:table-cell>
        </table:table-row>
        <table:table-row table:style-name="ro1">
          <table:table-cell office:value-type="string" calcext:value-type="string">
            <text:p>2016-11-15 19:55:20,6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31.734597" calcext:value-type="float">
            <text:p>31.734597</text:p>
          </table:table-cell>
        </table:table-row>
        <table:table-row table:style-name="ro1">
          <table:table-cell office:value-type="string" calcext:value-type="string">
            <text:p>2016-11-15 19:55:48,9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56:22,5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56:50,6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86256" calcext:value-type="float">
            <text:p>31.886256</text:p>
          </table:table-cell>
        </table:table-row>
        <table:table-row table:style-name="ro1">
          <table:table-cell office:value-type="string" calcext:value-type="string">
            <text:p>2016-11-15 19:57:23,4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772512" calcext:value-type="float">
            <text:p>31.772512</text:p>
          </table:table-cell>
        </table:table-row>
        <table:table-row table:style-name="ro1">
          <table:table-cell office:value-type="string" calcext:value-type="string">
            <text:p>2016-11-15 19:57:51,1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58:22,4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19:58:53,1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19:59:26,6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772512" calcext:value-type="float">
            <text:p>31.772512</text:p>
          </table:table-cell>
        </table:table-row>
        <table:table-row table:style-name="ro1">
          <table:table-cell office:value-type="string" calcext:value-type="string">
            <text:p>2016-11-15 19:59:59,37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86256" calcext:value-type="float">
            <text:p>31.886256</text:p>
          </table:table-cell>
        </table:table-row>
        <table:table-row table:style-name="ro1">
          <table:table-cell office:value-type="string" calcext:value-type="string">
            <text:p>2016-11-15 20:00:25,9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20:00:56,9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20:01:27,2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31.905213" calcext:value-type="float">
            <text:p>31.905213</text:p>
          </table:table-cell>
        </table:table-row>
        <table:table-row table:style-name="ro1">
          <table:table-cell office:value-type="string" calcext:value-type="string">
            <text:p>2016-11-15 20:01:56,2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1.829384" calcext:value-type="float">
            <text:p>31.829384</text:p>
          </table:table-cell>
        </table:table-row>
        <table:table-row table:style-name="ro1">
          <table:table-cell office:value-type="string" calcext:value-type="string">
            <text:p>2016-11-15 20:02:26,4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20:02:59,0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20:03:34,0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1.924171" calcext:value-type="float">
            <text:p>31.924171</text:p>
          </table:table-cell>
        </table:table-row>
        <table:table-row table:style-name="ro1">
          <table:table-cell office:value-type="string" calcext:value-type="string">
            <text:p>2016-11-15 20:04:02,8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31.962085" calcext:value-type="float">
            <text:p>31.962085</text:p>
          </table:table-cell>
        </table:table-row>
        <table:table-row table:style-name="ro1">
          <table:table-cell office:value-type="string" calcext:value-type="string">
            <text:p>2016-11-15 20:04:35,9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31.734597" calcext:value-type="float">
            <text:p>31.734597</text:p>
          </table:table-cell>
        </table:table-row>
        <table:table-row table:style-name="ro1">
          <table:table-cell office:value-type="string" calcext:value-type="string">
            <text:p>2016-11-15 20:05:06,2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29384" calcext:value-type="float">
            <text:p>31.829384</text:p>
          </table:table-cell>
        </table:table-row>
        <table:table-row table:style-name="ro1">
          <table:table-cell office:value-type="string" calcext:value-type="string">
            <text:p>2016-11-15 20:05:34,5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86256" calcext:value-type="float">
            <text:p>31.886256</text:p>
          </table:table-cell>
        </table:table-row>
        <table:table-row table:style-name="ro1">
          <table:table-cell office:value-type="string" calcext:value-type="string">
            <text:p>2016-11-15 20:06:03,1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772512" calcext:value-type="float">
            <text:p>31.772512</text:p>
          </table:table-cell>
        </table:table-row>
        <table:table-row table:style-name="ro1">
          <table:table-cell office:value-type="string" calcext:value-type="string">
            <text:p>2016-11-15 20:06:30,7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31.962085" calcext:value-type="float">
            <text:p>31.962085</text:p>
          </table:table-cell>
        </table:table-row>
        <table:table-row table:style-name="ro1">
          <table:table-cell office:value-type="string" calcext:value-type="string">
            <text:p>2016-11-15 20:06:57,5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20:07:27,8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1.867299" calcext:value-type="float">
            <text:p>31.867299</text:p>
          </table:table-cell>
        </table:table-row>
        <table:table-row table:style-name="ro1">
          <table:table-cell office:value-type="string" calcext:value-type="string">
            <text:p>2016-11-15 20:07:58,4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31.876777" calcext:value-type="float">
            <text:p>31.876777</text:p>
          </table:table-cell>
        </table:table-row>
        <table:table-row table:style-name="ro1">
          <table:table-cell office:value-type="string" calcext:value-type="string">
            <text:p>2016-11-15 20:08:33,6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753555" calcext:value-type="float">
            <text:p>31.753555</text:p>
          </table:table-cell>
        </table:table-row>
        <table:table-row table:style-name="ro1">
          <table:table-cell office:value-type="string" calcext:value-type="string">
            <text:p>2016-11-15 20:09:03,9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31.810427" calcext:value-type="float">
            <text:p>31.810427</text:p>
          </table:table-cell>
        </table:table-row>
        <table:table-row table:style-name="ro1">
          <table:table-cell office:value-type="string" calcext:value-type="string">
            <text:p>2016-11-15 20:09:35,4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31.886256" calcext:value-type="float">
            <text:p>31.886256</text:p>
          </table:table-cell>
        </table:table-row>
        <table:table-row table:style-name="ro1">
          <table:table-cell office:value-type="string" calcext:value-type="string">
            <text:p>2016-11-15 20:10:03,07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11-15 20:10:33,46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office:value-type="string" calcext:value-type="string">
            <text:p>2016-11-15 20:11:06,3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31.848341" calcext:value-type="float">
            <text:p>31.848341</text:p>
          </table:table-cell>
        </table:table-row>
        <table:table-row table:style-name="ro1">
          <table:table-cell table:number-columns-repeated="10"/>
          <table:table-cell table:formula="of:=AVERAGE([.K2:.K101])" office:value-type="float" office:value="10.18" calcext:value-type="float">
            <text:p>10.18</text:p>
          </table:table-cell>
          <table:table-cell table:formula="of:=AVERAGE([.L2:.L101])" office:value-type="float" office:value="31.84127972" calcext:value-type="float">
            <text:p>31.84127972</text:p>
          </table:table-cell>
        </table:table-row>
        <table:table-row table:style-name="ro1">
          <table:table-cell table:number-columns-repeated="10"/>
          <table:table-cell table:formula="of:=STDEV([.K2:.K101])" office:value-type="float" office:value="6.58338895258438" calcext:value-type="float">
            <text:p>6.5833889526</text:p>
          </table:table-cell>
          <table:table-cell table:formula="of:=STDEV([.L2:.L101])" office:value-type="float" office:value="0.0677431481690967" calcext:value-type="float">
            <text:p>0.0677431482</text:p>
          </table:table-cell>
        </table:table-row>
        <table:table-row table:style-name="ro1">
          <table:table-cell table:number-columns-repeated="10"/>
          <table:table-cell table:formula="of:=MAX([.K2:.K101])" office:value-type="float" office:value="32" calcext:value-type="float">
            <text:p>32</text:p>
          </table:table-cell>
          <table:table-cell table:formula="of:=MAX([.L2:.L101])" office:value-type="float" office:value="32" calcext:value-type="float">
            <text:p>32</text:p>
          </table:table-cell>
        </table:table-row>
        <table:table-row table:style-name="ro1">
          <table:table-cell table:number-columns-repeated="10"/>
          <table:table-cell table:formula="of:=MIN([.K2:.K101])" office:value-type="float" office:value="0" calcext:value-type="float">
            <text:p>0</text:p>
          </table:table-cell>
          <table:table-cell table:formula="of:=MIN([.L2:.L101])" office:value-type="float" office:value="31.578199" calcext:value-type="float">
            <text:p>31.578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5T20:13:40.781310871</dc:date>
    <meta:editing-duration>PT1M59S</meta:editing-duration>
    <meta:editing-cycles>1</meta:editing-cycles>
    <meta:document-statistic meta:table-count="1" meta:cell-count="1220" meta:object-count="0"/>
    <meta:generator>LibreOffice/5.1.4.2$Linux_X86_64 LibreOffice_project/10m0$Build-2</meta:generator>
  </office:meta>
</office:document-meta>
</file>